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2B78AAB8A8C5A4440D1.png" manifest:media-type="image/png"/>
  <manifest:file-entry manifest:full-path="Pictures/10000201000004AE000002B67C6760A003F227CF.png" manifest:media-type="image/png"/>
  <manifest:file-entry manifest:full-path="Pictures/10000201000000590000005EA9A35A4B5D1F2C1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e" draw:textarea-horizontal-align="justify" draw:textarea-vertical-align="middle" draw:auto-grow-height="false" fo:min-height="1.528cm" fo:min-width="5.088cm"/>
    </style:style>
    <style:style style:name="gr2" style:family="graphic" style:parent-style-name="standard">
      <style:graphic-properties draw:fill-color="#fffffe" draw:textarea-horizontal-align="justify" draw:textarea-vertical-align="middle" draw:auto-grow-height="false" fo:min-height="1.274cm" fo:min-width="5.342cm"/>
    </style:style>
    <style:style style:name="gr3" style:family="graphic" style:parent-style-name="standard">
      <style:graphic-properties draw:fill-color="#fffffe" draw:textarea-horizontal-align="justify" draw:textarea-vertical-align="middle" draw:auto-grow-height="false" fo:min-height="1.02cm" fo:min-width="2.802cm"/>
    </style:style>
    <style:style style:name="gr4" style:family="graphic" style:parent-style-name="standard">
      <style:graphic-properties draw:fill-color="#fffffe" draw:textarea-horizontal-align="justify" draw:textarea-vertical-align="middle" draw:auto-grow-height="false" fo:min-height="1.02cm" fo:min-width="5.08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>
      <style:graphic-properties draw:fill-color="#fffffe" draw:textarea-horizontal-align="justify" draw:textarea-vertical-align="middle" draw:auto-grow-height="false" fo:min-height="1.528cm" fo:min-width="5.088cm"/>
    </style:style>
    <style:style style:name="gr10" style:family="graphic" style:parent-style-name="Default_5f_1">
      <style:graphic-properties draw:fill-color="#fffffe" draw:textarea-horizontal-align="justify" draw:textarea-vertical-align="middle" draw:auto-grow-height="false" fo:min-height="1.274cm" fo:min-width="5.342cm"/>
    </style:style>
    <style:style style:name="gr11" style:family="graphic" style:parent-style-name="Default_5f_1">
      <style:graphic-properties draw:fill-color="#fffffe" draw:textarea-horizontal-align="justify" draw:textarea-vertical-align="middle" draw:auto-grow-height="false" fo:min-height="1.02cm" fo:min-width="2.802cm"/>
    </style:style>
    <style:style style:name="gr12" style:family="graphic" style:parent-style-name="Default_5f_1">
      <style:graphic-properties draw:fill-color="#fffffe" draw:textarea-horizontal-align="justify" draw:textarea-vertical-align="middle" draw:auto-grow-height="false" fo:min-height="1.02cm" fo:min-width="5.088cm"/>
    </style:style>
    <style:style style:name="gr13" style:family="graphic" style:parent-style-name="Object_20_without_20_fill_5f_1">
      <style:graphic-properties draw:fill="none" draw:textarea-vertical-align="middle"/>
    </style:style>
    <style:style style:name="gr14" style:family="graphic" style:parent-style-name="Default_5f_2">
      <style:graphic-properties draw:fill-color="#fffffe" draw:textarea-horizontal-align="justify" draw:textarea-vertical-align="middle" draw:auto-grow-height="false" fo:min-height="1.528cm" fo:min-width="5.088cm"/>
    </style:style>
    <style:style style:name="gr15" style:family="graphic" style:parent-style-name="Default_5f_2">
      <style:graphic-properties draw:fill-color="#fffffe" draw:textarea-horizontal-align="justify" draw:textarea-vertical-align="middle" draw:auto-grow-height="false" fo:min-height="1.274cm" fo:min-width="5.342cm"/>
    </style:style>
    <style:style style:name="gr16" style:family="graphic" style:parent-style-name="Default_5f_2">
      <style:graphic-properties draw:fill-color="#fffffe" draw:textarea-horizontal-align="justify" draw:textarea-vertical-align="middle" draw:auto-grow-height="false" fo:min-height="1.02cm" fo:min-width="2.802cm"/>
    </style:style>
    <style:style style:name="gr17" style:family="graphic" style:parent-style-name="Default_5f_2">
      <style:graphic-properties draw:fill-color="#fffffe" draw:textarea-horizontal-align="justify" draw:textarea-vertical-align="middle" draw:auto-grow-height="false" fo:min-height="1.02cm" fo:min-width="5.088cm"/>
    </style:style>
    <style:style style:name="gr18" style:family="graphic" style:parent-style-name="Object_20_without_20_fill_5f_2">
      <style:graphic-properties draw:fill="none" draw:textarea-vertical-align="middle"/>
    </style:style>
    <style:style style:name="gr19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588cm" svg:height="1.778cm" svg:x="0.762cm" svg:y="3.048cm">
          <text:p text:style-name="P1">Input Docum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1.524cm" svg:x="1.016cm" svg:y="12.446cm">
          <text:p text:style-name="P1">Selesai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302cm" svg:height="1.27cm" svg:x="0.762cm" svg:y="0.762cm">
          <text:p text:style-name="P1">Back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88cm" svg:height="1.27cm" svg:x="0.762cm" svg:y="5.588cm">
          <text:p text:style-name="P1">Opsi HASH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0cm" svg:y1="2.286cm" svg:x2="28cm" svg:y2="2.286cm">
          <text:p/>
        </draw:line>
        <draw:line draw:style-name="gr5" draw:text-style-name="P3" draw:layer="layout" svg:x1="7.112cm" svg:y1="0cm" svg:x2="7.112cm" svg:y2="15.75cm">
          <text:p/>
        </draw:line>
        <draw:frame draw:style-name="gr6" draw:text-style-name="P4" draw:layer="layout" svg:width="8.128cm" svg:height="0.848cm" svg:x="13.462cm" svg:y="7.026cm">
          <draw:text-box>
            <text:p>INPUT DOCUMENT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8" draw:text-style-name="P1" draw:layer="layout" svg:width="28.263cm" svg:height="15.749cm" svg:x="-0.263cm" svg:y="0.001cm">
          <draw:image xlink:href="Pictures/10000201000004AE000002B67C6760A003F227CF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9" draw:text-style-name="P2" draw:layer="layout" svg:width="5.588cm" svg:height="1.778cm" svg:x="0.762cm" svg:y="3.048cm">
          <text:p text:style-name="P1">Input Document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842cm" svg:height="1.524cm" svg:x="1.016cm" svg:y="12.446cm">
          <text:p text:style-name="P1">Selesai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302cm" svg:height="1.27cm" svg:x="0.762cm" svg:y="0.762cm">
          <text:p text:style-name="P1">Back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588cm" svg:height="1.27cm" svg:x="0.762cm" svg:y="5.588cm">
          <text:p text:style-name="P1">Opsi HASH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0cm" svg:y1="2.286cm" svg:x2="28cm" svg:y2="2.286cm">
          <text:p/>
        </draw:line>
        <draw:line draw:style-name="gr13" draw:text-style-name="P3" draw:layer="layout" svg:x1="7.112cm" svg:y1="0cm" svg:x2="7.112cm" svg:y2="15.75cm">
          <text:p/>
        </draw:line>
        <draw:frame draw:style-name="gr8" draw:text-style-name="P1" draw:layer="layout" svg:width="5.334cm" svg:height="5.633cm" svg:x="14.732cm" svg:y="5.842cm">
          <draw:image xlink:href="Pictures/10000201000000590000005EA9A35A4B5D1F2C13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8" draw:text-style-name="P1" draw:layer="layout" svg:width="28cm" svg:height="15.749cm" svg:x="0cm" svg:y="-0.028cm">
          <draw:image xlink:href="Pictures/10000201000004B0000002B78AAB8A8C5A4440D1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4" draw:text-style-name="P2" draw:layer="layout" svg:width="5.588cm" svg:height="1.778cm" svg:x="0.762cm" svg:y="3.048cm">
          <text:p text:style-name="P1">Input Document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842cm" svg:height="1.524cm" svg:x="1.016cm" svg:y="12.446cm">
          <text:p text:style-name="P1">Selesai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302cm" svg:height="1.27cm" svg:x="0.762cm" svg:y="0.762cm">
          <text:p text:style-name="P1">Back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5.588cm" svg:height="1.27cm" svg:x="0.762cm" svg:y="5.588cm">
          <text:p text:style-name="P1">Opsi HASH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0cm" svg:y1="2.286cm" svg:x2="28cm" svg:y2="2.286cm">
          <text:p/>
        </draw:line>
        <draw:line draw:style-name="gr18" draw:text-style-name="P3" draw:layer="layout" svg:x1="7.112cm" svg:y1="0cm" svg:x2="7.112cm" svg:y2="15.75cm">
          <text:p/>
        </draw:line>
        <draw:frame draw:style-name="gr19" draw:text-style-name="P4" draw:layer="layout" svg:width="8.128cm" svg:height="0.848cm" svg:x="13.462cm" svg:y="7.026cm">
          <draw:text-box>
            <text:p>INPUT DOCUMENT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5:15:10.064507731</meta:creation-date>
    <dc:date>2019-12-18T15:31:00.638188051</dc:date>
    <meta:editing-duration>PT5M10S</meta:editing-duration>
    <meta:editing-cycles>1</meta:editing-cycles>
    <meta:document-statistic meta:object-count="54"/>
    <meta:generator>LibreOffice/6.0.3.2$Linux_X86_64 LibreOffice_project/00m0$Build-2</meta:generator>
  </office:meta>
</office:document-meta>
</file>